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Crossover Rate</text:p>
          </table:table-cell>
        </table:table-row>
        <table:table-row table:style-name="ro1">
          <table:table-cell office:value-type="float" office:value="431.2" calcext:value-type="float">
            <text:p>431.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30.222222222222" calcext:value-type="float">
            <text:p>230.22222222222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13.9" calcext:value-type="float">
            <text:p>313.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42.7" calcext:value-type="float">
            <text:p>242.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64.3" calcext:value-type="float">
            <text:p>264.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41.5" calcext:value-type="float">
            <text:p>241.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76.3" calcext:value-type="float">
            <text:p>276.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8.6" calcext:value-type="float">
            <text:p>408.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90.444444444444" calcext:value-type="float">
            <text:p>290.44444444444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511.4" calcext:value-type="float">
            <text:p>511.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42.8" calcext:value-type="float">
            <text:p>242.8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0.6.2$Linux_X86_64 LibreOffice_project/00m0$Build-2</meta:generator>
  </office:meta>
</office:document-meta>
</file>